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oncise version </text:h>
      <text:p text:style-name="Text_20_body">The Aspen Veteran’s Project guides combat veterans from survival to thriving through lifelong, multi-modal healing and return to life from the brink of suicide or worse—immersing them in nature, honest brotherhood, and renewed purpose on a permanently protected mountain sanctuary in southern New Mexico, with continuing support for life.</text:p>
      <text:h text:style-name="Heading_20_3" text:outline-level="3">Mid-length version</text:h>
      <text:p text:style-name="Text_20_body">The Aspen Veteran’s Project exists to move combat veterans from survival to a full life through a lifelong, multi-modal healing journey. On our permanently protected mountain sanctuary in southern New Mexico, veterans experience nature immersion, philosophical inquiry, physical challenge, peer-led dialogue, creative expression, and team rebuilding—followed by lifelong brotherhood and support. Like the interconnected aspen grove, we remind every warrior they are never alone, and help them grow stronger together long after they leave the mountain.</text:p>
      <text:h text:style-name="Heading_20_3" text:outline-level="3">Longer, emotional version </text:h>
      <text:p text:style-name="Text_20_body">Every combat veteran who carried war home deserves more than just survival—they deserve to live fully again.</text:p>
      <text:p text:style-name="Text_20_body">The mission of the Aspen Veteran’s Project is to make that possible.</text:p>
      <text:p text:style-name="Text_20_body">We guide small cohorts of veterans through a proven, multi-modal healing process: preparation, deep nature immersion, philosophical dialogue, physical and creative challenges, and the rebuilding of trust within a band of brothers and sisters—culminating in each veteran’s personal reclamation of purpose.</text:p>
      <text:p text:style-name="Text_20_body">This is not a one-time retreat. It is the beginning of lifelong support: ongoing peer cohorts, mentor check-ins, reunion gatherings on the land, and an unbreakable network rooted in the sanctuary.</text:p>
      <text:p text:style-name="Text_20_body">Set on protected mountain wilderness in southern New Mexico, our program mirrors the aspen grove itself—thousands of individual trees appearing separate above ground, yet sustained forever by the largest living root system on earth.</text:p>
      <text:p text:style-name="Text_20_body">We honor their sacrifice by giving veterans sacred ground to set the weight down, multi-modal pathways to heal completely, and a lifelong circle of warriors who will never let them walk alone again.</text:p>
      <text:p text:style-name="Text_20_body">From survival to thriving. From isolation to interconnection. For life.</text:p>
      <text:p text:style-name="Text_20_body">These read cleanly now without any acreage mention. Which one feels closest to ready, or would you like any final tweaks (stronger emphasis on a specific modality, different phrasing around “lifelong,” more/less spiritual tone, etc.)? We’re right there—I want this to feel 100% yours when you put it out into the worl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K. Angell</meta:initial-creator>
    <meta:creation-date>2025-11-20T14:02:21.86</meta:creation-date>
    <dc:date>2025-12-06T13:50:56.64</dc:date>
    <dc:creator>E.K. Angell</dc:creator>
    <meta:editing-duration>PT16H56M</meta:editing-duration>
    <meta:editing-cycles>3</meta:editing-cycles>
    <meta:generator>OpenOffice/4.1.15$Win32 OpenOffice.org_project/4115m2$Build-9813</meta:generator>
    <meta:document-statistic meta:table-count="0" meta:image-count="0" meta:object-count="0" meta:page-count="1" meta:paragraph-count="13" meta:word-count="362" meta:character-count="2445"/>
  </office:meta>
</office:document-meta>
</file>